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c9520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fo:background-color="#fff200" fo:color="#ce181e" loext:char-shading-value="0"/>
    </style:style>
    <style:style style:family="text" style:name="T19">
      <style:text-properties fo:background-color="#fff200" fo:color="#ce181e" fo:font-size="12pt" loext:char-shading-value="0" style:font-name="Arial" style:font-size-asian="12pt" style:font-size-complex="12pt"/>
    </style:style>
    <style:style style:family="text" style:name="T20">
      <style:text-properties officeooo:rsid="003c9520"/>
    </style:style>
    <style:style style:family="text" style:name="T21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7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21">do text</text:span></text:p><text:p text:style-name="P18"><text:span text:style-name="T22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T-ET-UN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</text:span><text:span text:style-name="T19">onze heures</text:span><text:span text:style-name="T5">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3">do section- if not len(</text:span><text:span text:style-name="T24">licence_helper.getLastInquiry().</text:span><text:span text:style-name="T23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3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3">do text for claimant in </text:span><text:span text:style-name="T24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,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21">do text</text:span></text:p><text:p text:style-name="P18"><text:span text:style-name="T22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end" style:justify-single-word="false"/>
      <style:text-properties fo:background-color="transparent" officeooo:paragraph-rsid="0018a434" officeooo:rsid="001bfd9b"/>
    </style:style>
    <style:style style:family="paragraph" style:name="P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6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8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1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2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1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15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16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c9520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fo:background-color="#fff200" fo:color="#ce181e" loext:char-shading-value="0"/>
    </style:style>
    <style:style style:family="text" style:name="T19">
      <style:text-properties fo:background-color="#fff200" fo:color="#ce181e" fo:font-size="12pt" loext:char-shading-value="0" style:font-name="Arial" style:font-size-asian="12pt" style:font-size-complex="12pt"/>
    </style:style>
    <style:style style:family="text" style:name="T20">
      <style:text-properties officeooo:rsid="003c9520"/>
    </style:style>
    <style:style style:family="text" style:name="T21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2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4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3"/>
      <text:p text:style-name="P3"/>
      <text:p text:style-name="P2"><text:span text:style-name="T4">P</text:span><text:span text:style-name="T2">ROCÈS-VERBAL</text:span></text:p>
      <text:p text:style-name="P4">DE CLÔTURE D'ENQUÊTE <text:span text:style-name="T17">PUBLIQUE</text:span></text:p>
      <text:p text:style-name="P5"/>
      <text:p text:style-name="P5"/>
      <text:p text:style-name="P6"><office:annotation><dc:creator>bleybaert</dc:creator><dc:date>2018-05-04T10:28:16</dc:date><loext:sender-initials>ble</loext:sender-initials><text:p text:style-name="P18"><text:span text:style-name="T21">do text</text:span></text:p><text:p text:style-name="P18"><text:span text:style-name="T22">from document(at=reference, format='odt')</text:span></text:p></office:annotation>import depuis reference.odt</text:p>
      <text:p text:style-name="P5"/>
      <text:p text:style-name="P17"><text:span text:style-name="T5">L’an deux mille </text:span><text:span text:style-name="T6">VINT-ET-UN</text:span><text:span text:style-name="T5">, </text:span><text:span text:style-name="T9"><text:text-input text:description="">event_view.display_date('investigationEnd',custom_format='%d')</text:text-input></text:span><text:span text:style-name="T5"><text:s/>du mois de </text:span><text:span text:style-name="T8"><text:text-input text:description="">event_view.display_date('investigationEnd',custom_format='%B')</text:text-input></text:span><text:span text:style-name="T5">, à </text:span><text:span text:style-name="T19">onze heures</text:span><text:span text:style-name="T5">, NOUS, Bourgmestre de la Commune de </text:span><text:span text:style-name="T8"><text:text-input text:description="">tool.getCityName()</text:text-input></text:span><text:span text:style-name="T5">, délégué par le Collège Communal, à l’effet de </text:span><text:span text:style-name="T7">procéder à</text:span><text:span text:style-name="T5"> une information de l’avis annonçant qu’une demande a été introduite par : </text:span></text:p>
      <text:p text:style-name="P7"/>
      <text:p text:style-name="P8"><text:text-input text:description="">self.getApplicantsSignaletic()</text:text-input></text:p>
      <text:p text:style-name="P11"/>
      <text:p text:style-name="P11">en vue d’exécuter sur un terrain sis : </text:p>
      <text:p text:style-name="P11"/>
      <text:p text:style-name="P12"><text:text-input text:description="">self.getWorkLocationSignaletic()</text:text-input></text:p>
      <text:p text:style-name="P11">cadastré : <text:span text:style-name="T12"><text:text-input text:description="">licence_view.get_parcels()</text:text-input></text:span></text:p>
      <text:p text:style-name="P12"/>
      <text:p text:style-name="P11">des travaux ayant les caractéristiques ci-après : </text:p>
      <text:p text:style-name="P11"><text:span text:style-name="T12">- </text:span><text:span text:style-name="T12"><text:text-input text:description="">self.getLicenceSubject()</text:text-input></text:span></text:p>
      <text:p text:style-name="P11"/>
      <text:section text:name="hasNoClaimants" text:style-name="Sect1">
        <text:p text:style-name="P13"><office:annotation><dc:creator>bleybaert</dc:creator><dc:date>2018-05-04T11:11:21</dc:date><loext:sender-initials>ble</loext:sender-initials><text:p text:style-name="P18"><text:span text:style-name="T23">do section- if not len(</text:span><text:span text:style-name="T24">licence_helper.getLastInquiry().</text:span><text:span text:style-name="T23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14"><office:annotation><dc:creator>bleybaert</dc:creator><dc:date>2018-05-04T11:12:53</dc:date><loext:sender-initials>ble</loext:sender-initials><text:p text:style-name="P18"><text:span text:style-name="T23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15"><text:span text:style-name="T16"><office:annotation><dc:creator>bleybaert</dc:creator><dc:date>2018-05-04T11:16:28</dc:date><loext:sender-initials>ble</loext:sender-initials><text:p text:style-name="P18"><text:span text:style-name="T23">do text for claimant in </text:span><text:span text:style-name="T24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,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16"/>
      <text:p text:style-name="P16"><text:span text:style-name="T10">NOUS</text:span> avons clôturé le présent procès-verbal pour servir et valoir comme il appartiendra.</text:p>
      <text:p text:style-name="P9"/>
      <text:p text:style-name="P9"/>
      <text:p text:style-name="P10"><office:annotation><dc:creator>bleybaert</dc:creator><dc:date>2018-05-04T10:23:15</dc:date><loext:sender-initials>ble</loext:sender-initials><text:p text:style-name="P18"><text:span text:style-name="T21">do text</text:span></text:p><text:p text:style-name="P18"><text:span text:style-name="T2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5-04T09:57:37.425178281</meta:creation-date>
    <dc:date>2021-03-18T08:38:09.606291716</dc:date>
    <meta:editing-duration>PT2H2M8S</meta:editing-duration>
    <meta:editing-cycles>36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184" meta:character-count="1303" meta:non-whitespace-character-count="1170"/>
  </office:meta>
</office:document-meta>
</file>